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1" svg:font-family="Whitney, 'Apple SD Gothic Neo', NanumBarunGothic, '맑은  고딕', 'Malgun Gothic', Gulim, Dotum, 'Helvetica Neue', Helvetica, Arial, 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Mono" svg:font-family="'Liberation Mono'" style:font-family-generic="roman" style:font-pitch="variable"/>
    <style:font-face style:name="Noto Mono" svg:font-family="'Noto Mono'" style:font-family-generic="roman" style:font-pitch="variable"/>
    <style:font-face style:name="Whitney" svg:font-family="Whitney, 'Apple SD Gothic Ne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Mono1" svg:font-family="'Noto Mono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404cm" fo:margin-left="-0.176cm" fo:margin-top="0cm" fo:margin-bottom="0cm" table:align="left" style:writing-mode="lr-tb"/>
    </style:style>
    <style:style style:name="표1.A" style:family="table-column">
      <style:table-column-properties style:column-width="2.2cm"/>
    </style:style>
    <style:style style:name="표1.B" style:family="table-column">
      <style:table-column-properties style:column-width="1.588cm"/>
    </style:style>
    <style:style style:name="표1.C" style:family="table-column">
      <style:table-column-properties style:column-width="2.925cm"/>
    </style:style>
    <style:style style:name="표1.D" style:family="table-column">
      <style:table-column-properties style:column-width="1.977cm"/>
    </style:style>
    <style:style style:name="표1.E" style:family="table-column">
      <style:table-column-properties style:column-width="7.715cm"/>
    </style:style>
    <style:style style:name="표1.1" style:family="table-row">
      <style:table-row-properties style:min-row-height="0.741cm" fo:keep-together="auto"/>
    </style:style>
    <style:style style:name="표1.A1" style:family="table-cell">
      <style:table-cell-properties style:vertical-align="middle" fo:padding="0.176cm" fo:border="1pt solid #000000"/>
    </style:style>
    <style:style style:name="표1.4" style:family="table-row">
      <style:table-row-properties fo:keep-together="auto"/>
    </style:style>
    <style:style style:name="표1.8" style:family="table-row">
      <style:table-row-properties style:min-row-height="0.852cm" fo:keep-together="auto"/>
    </style:style>
    <style:style style:name="표1.9" style:family="table-row">
      <style:table-row-properties style:min-row-height="1.125cm" fo:keep-together="auto"/>
    </style:style>
    <style:style style:name="표1.B10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표1.12" style:family="table-row">
      <style:table-row-properties style:min-row-height="1.371cm" fo:keep-together="auto"/>
    </style:style>
    <style:style style:name="표1.14" style:family="table-row">
      <style:table-row-properties style:min-row-height="2.083cm" fo:keep-together="auto"/>
    </style:style>
    <style:style style:name="표1.15" style:family="table-row">
      <style:table-row-properties style:min-row-height="2.902cm" fo:keep-together="auto"/>
    </style:style>
    <style:style style:name="표1.17" style:family="table-row">
      <style:table-row-properties style:min-row-height="3.048cm" fo:keep-together="auto"/>
    </style:style>
    <style:style style:name="P1" style:family="paragraph" style:parent-style-name="Standard">
      <style:paragraph-properties fo:margin-left="-1.249cm" fo:margin-right="0cm" fo:text-indent="0cm" style:auto-text-indent="false"/>
      <style:text-properties fo:color="#00000a" style:font-name="Arial Unicode MS" fo:font-size="8pt" style:font-name-asian="Arial Unicode MS1" style:font-size-asian="8pt" style:font-name-complex="Arial Unicode MS1" style:font-size-complex="8pt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1da524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-asian="맑은 고딕"/>
    </style:style>
    <style:style style:name="P8" style:family="paragraph" style:parent-style-name="Standard">
      <style:paragraph-properties fo:text-align="center" style:justify-single-word="false"/>
      <style:text-properties style:font-name="Arial Unicode MS" fo:font-size="24pt" style:font-name-asian="Arial Unicode MS1" style:font-size-asian="24pt" style:font-name-complex="Arial Unicode MS1" style:font-size-complex="2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 Unicode MS" fo:font-weight="bold" style:font-name-asian="Arial Unicode MS1" style:font-weight-asian="bold" style:font-name-complex="Arial Unicode MS1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7.911cm" style:type="center"/>
          <style:tab-stop style:position="9.763cm"/>
        </style:tab-stops>
      </style:paragraph-properties>
      <style:text-properties style:font-name="Arial Unicode MS" fo:font-weight="bold" style:font-name-asian="Arial Unicode MS1" style:font-weight-asian="bold" style:font-name-complex="Arial Unicode MS1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 Unicode MS" fo:font-size="11pt" officeooo:rsid="001da524" officeooo:paragraph-rsid="001da524" style:font-name-asian="맑은 고딕" style:font-size-asian="11pt" style:font-size-complex="11pt"/>
    </style:style>
    <style:style style:name="P12" style:family="paragraph" style:parent-style-name="Standard">
      <style:paragraph-properties fo:line-height="100%"/>
      <style:text-properties style:font-name="Arial Unicode MS" style:font-name-asian="Arial Unicode MS1" style:font-name-complex="Arial Unicode MS1"/>
    </style:style>
    <style:style style:name="P13" style:family="paragraph" style:parent-style-name="Standard">
      <style:paragraph-properties fo:line-height="100%">
        <style:tab-stops>
          <style:tab-stop style:position="7.911cm" style:type="center"/>
          <style:tab-stop style:position="9.763cm"/>
        </style:tab-stops>
      </style:paragraph-properties>
      <style:text-properties style:font-name="Arial Unicode MS" style:font-name-asian="Arial Unicode MS1" style:font-name-complex="Arial Unicode MS1"/>
    </style:style>
    <style:style style:name="P14" style:family="paragraph" style:parent-style-name="Standard">
      <style:paragraph-properties fo:line-height="100%" fo:text-align="start" style:justify-single-word="false"/>
      <style:text-properties style:font-name="Arial Unicode MS" style:font-name-asian="Arial Unicode MS1" style:font-name-complex="Arial Unicode MS1"/>
    </style:style>
    <style:style style:name="P15" style:family="paragraph" style:parent-style-name="Standard">
      <style:text-properties style:font-name="Arial Unicode MS" fo:language="en" fo:country="US" officeooo:paragraph-rsid="00395eb2" style:font-name-asian="Arial Unicode MS1" style:font-name-complex="Arial Unicode MS1"/>
    </style:style>
    <style:style style:name="P16" style:family="paragraph" style:parent-style-name="Standard">
      <style:paragraph-properties fo:text-align="end" style:justify-single-word="false"/>
      <style:text-properties fo:color="#00000a" style:font-name="Arial Unicode MS" style:font-name-asian="Arial Unicode MS1" style:font-name-complex="Arial Unicode MS1"/>
    </style:style>
    <style:style style:name="P17" style:family="paragraph" style:parent-style-name="Standard">
      <style:paragraph-properties fo:line-height="100%" fo:orphans="0" fo:widows="0"/>
      <style:text-properties fo:color="#000000" style:font-name="Whitney" fo:font-size="11pt" officeooo:paragraph-rsid="00372a8a" style:font-name-asian="Arial Unicode MS1" style:font-size-asian="11pt" style:font-name-complex="Arial Unicode MS1" style:font-size-complex="11pt"/>
    </style:style>
    <style:style style:name="P18" style:family="paragraph" style:parent-style-name="Standard">
      <style:paragraph-properties fo:line-height="100%"/>
      <style:text-properties style:font-name="Noto Mono" style:font-name-asian="Noto Mono1" style:font-name-complex="Arial Unicode MS1"/>
    </style:style>
    <style:style style:name="P19" style:family="paragraph" style:parent-style-name="Standard">
      <style:paragraph-properties fo:orphans="0" fo:widows="0"/>
      <style:text-properties officeooo:paragraph-rsid="00372a8a"/>
    </style:style>
    <style:style style:name="P20" style:family="paragraph" style:parent-style-name="Text_20_body">
      <style:paragraph-properties fo:margin-top="0cm" fo:margin-bottom="0.247cm" loext:contextual-spacing="false" fo:line-height="100%"/>
      <style:text-properties fo:font-size="11pt" style:font-size-asian="11pt" style:font-size-complex="11pt"/>
    </style:style>
    <style:style style:name="P21" style:family="paragraph" style:parent-style-name="Standard">
      <style:paragraph-properties fo:keep-with-next="always"/>
      <style:text-properties officeooo:paragraph-rsid="00395eb2"/>
    </style:style>
    <style:style style:name="P22" style:family="paragraph" style:parent-style-name="Standard">
      <style:paragraph-properties fo:line-height="100%"/>
      <style:text-properties fo:color="#000000" style:font-name="Noto Mono" fo:font-size="11pt" officeooo:rsid="0064473e" officeooo:paragraph-rsid="0064473e" style:font-name-asian="Noto Mono1" style:font-size-asian="11pt" style:font-name-complex="Arial Unicode MS1" style:font-size-complex="11pt"/>
    </style:style>
    <style:style style:name="P23" style:family="paragraph" style:parent-style-name="Standard">
      <style:paragraph-properties fo:line-height="100%"/>
      <style:text-properties fo:font-variant="normal" fo:text-transform="none" fo:color="#000000" style:font-name="Noto Mono" fo:font-size="11pt" fo:letter-spacing="normal" officeooo:rsid="002e76d8" officeooo:paragraph-rsid="002e76d8" style:font-name-asian="Noto Mono1" style:font-size-asian="11pt" style:font-name-complex="Arial Unicode MS1" style:font-size-complex="11pt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style:font-name="Arial Unicode MS" fo:font-size="24pt" style:font-name-asian="Arial Unicode MS1" style:font-size-asian="24pt" style:font-name-complex="Arial Unicode MS1" style:font-size-complex="24pt"/>
    </style:style>
    <style:style style:name="T1" style:family="text">
      <style:text-properties style:font-name="Arial Unicode MS"/>
    </style:style>
    <style:style style:name="T2" style:family="text">
      <style:text-properties style:font-name="Arial Unicode MS" officeooo:rsid="001a68e8" style:font-name-asian="Arial Unicode MS1" style:font-name-complex="Arial Unicode MS1"/>
    </style:style>
    <style:style style:name="T3" style:family="text">
      <style:text-properties style:font-name="Arial Unicode MS" officeooo:rsid="00633b3f" style:font-name-asian="Arial Unicode MS1" style:font-name-complex="Arial Unicode MS1"/>
    </style:style>
    <style:style style:name="T4" style:family="text">
      <style:text-properties style:font-name="Arial Unicode MS" fo:language="en" fo:country="US" style:font-name-asian="Arial Unicode MS1" style:font-name-complex="Arial Unicode MS1"/>
    </style:style>
    <style:style style:name="T5" style:family="text">
      <style:text-properties style:font-name="Arial Unicode MS" fo:language="en" fo:country="US" officeooo:rsid="0022df69" style:font-name-asian="Arial Unicode MS1" style:font-name-complex="Arial Unicode MS1"/>
    </style:style>
    <style:style style:name="T6" style:family="text">
      <style:text-properties style:font-name="Arial Unicode MS" fo:language="en" fo:country="US" officeooo:rsid="00633b3f" style:font-name-asian="Arial Unicode MS1" style:font-name-complex="Arial Unicode MS1"/>
    </style:style>
    <style:style style:name="T7" style:family="text">
      <style:text-properties style:font-name="Arial Unicode MS" officeooo:rsid="001a68e8"/>
    </style:style>
    <style:style style:name="T8" style:family="text">
      <style:text-properties officeooo:rsid="00633b3f"/>
    </style:style>
    <style:style style:name="T9" style:family="text">
      <style:text-properties officeooo:rsid="0066a937"/>
    </style:style>
    <style:style style:name="T10" style:family="text">
      <style:text-properties style:font-name="Whitney1" fo:font-size="12pt" fo:font-style="normal" fo:font-weight="normal"/>
    </style:style>
    <style:style style:name="T11" style:family="text">
      <style:text-properties style:font-name-asian="Whitney1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개발 완료 보고서</text:p>
      <text:p text:style-name="P8"/>
      <text:p text:style-name="P3"/>
      <text:p text:style-name="P16">제출일 : <text:s/>2022년 <text:span text:style-name="T8">6</text:span>월<text:span text:style-name="T8">3</text:span>일</text:p>
      <text:p text:style-name="Standard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table:number-columns-spanned="2" office:value-type="string">
            <text:p text:style-name="P9">팀명</text:p>
          </table:table-cell>
          <table:covered-table-cell/>
          <table:table-cell table:style-name="표1.A1" table:number-columns-spanned="3" office:value-type="string">
            <text:p text:style-name="P9">참여 인원</text:p>
          </table:table-cell>
          <table:covered-table-cell/>
          <table:covered-table-cell/>
        </table:table-row>
        <table:table-row table:style-name="표1.1">
          <table:table-cell table:style-name="표1.A1" table:number-columns-spanned="2" office:value-type="string">
            <text:p text:style-name="P11">호두</text:p>
          </table:table-cell>
          <table:covered-table-cell/>
          <table:table-cell table:style-name="표1.A1" table:number-columns-spanned="3" office:value-type="string">
            <text:p text:style-name="P14">박승렬 임근영 최명석</text:p>
          </table:table-cell>
          <table:covered-table-cell/>
          <table:covered-table-cell/>
        </table:table-row>
        <table:table-row table:style-name="표1.1">
          <table:table-cell table:style-name="표1.A1" table:number-columns-spanned="5" office:value-type="string">
            <text:p text:style-name="P9">개발프로젝트 소개</text:p>
          </table:table-cell>
          <table:covered-table-cell/>
          <table:covered-table-cell/>
          <table:covered-table-cell/>
          <table:covered-table-cell/>
        </table:table-row>
        <table:table-row table:style-name="표1.4">
          <table:table-cell table:style-name="표1.A1" office:value-type="string">
            <text:p text:style-name="P9">프로젝트명</text:p>
          </table:table-cell>
          <table:table-cell table:style-name="표1.A1" table:number-columns-spanned="4" office:value-type="string">
            <text:p text:style-name="P4">도서 관리 프로그램 개발 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9">활동일시</text:p>
          </table:table-cell>
          <table:table-cell table:style-name="표1.A1" table:number-columns-spanned="2" office:value-type="string">
            <text:p text:style-name="P6">5 / 2<text:span text:style-name="T8">9</text:span> ~ <text:span text:style-name="T8">6</text:span> / <text:span text:style-name="T8">3</text:span></text:p>
          </table:table-cell>
          <table:covered-table-cell/>
          <table:table-cell table:style-name="표1.A1" office:value-type="string">
            <text:p text:style-name="P10">장소</text:p>
          </table:table-cell>
          <table:table-cell table:style-name="표1.A1" office:value-type="string">
            <text:p text:style-name="P13">광주인력개발원 공학1관 Iot 융합 1실</text:p>
          </table:table-cell>
        </table:table-row>
        <table:table-row table:style-name="표1.1">
          <table:table-cell table:style-name="표1.A1" office:value-type="string">
            <text:p text:style-name="P9">주요주제</text:p>
          </table:table-cell>
          <table:table-cell table:style-name="표1.A1" table:number-columns-spanned="4" office:value-type="string">
            <text:p text:style-name="P4">파이썬,<text:span text:style-name="T8">sqlite3를</text:span> 이용한 도서 관리 시스템 구현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9">개발목적</text:p>
          </table:table-cell>
          <table:table-cell table:style-name="표1.A1" table:number-rows-spanned="2" table:number-columns-spanned="4" office:value-type="string">
            <text:p text:style-name="P19"><text:span text:style-name="T3">Sqlite3와 </text:span><text:span text:style-name="T2">파이썬 문법을 활용한 도서 관리 시스템의 개발</text:span></text:p>
            <text:p text:style-name="P17"><text:span text:style-name="T7">깃허브를 이용한 협업을 목표로 한다.</text:span><text:span text:style-name="T1"> </text:span></text:p>
          </table:table-cell>
          <table:covered-table-cell/>
          <table:covered-table-cell/>
          <table:covered-table-cell/>
        </table:table-row>
        <table:table-row table:style-name="표1.8">
          <table:covered-table-cell/>
          <table:covered-table-cell/>
          <table:covered-table-cell/>
          <table:covered-table-cell/>
          <table:covered-table-cell/>
        </table:table-row>
        <table:table-row table:style-name="표1.9">
          <table:table-cell table:style-name="표1.A1" table:number-rows-spanned="3" office:value-type="string">
            <text:p text:style-name="P9"/>
            <text:p text:style-name="P9">파트별</text:p>
            <text:p text:style-name="P9">임무분담</text:p>
          </table:table-cell>
          <table:table-cell table:style-name="표1.A1" office:value-type="string">
            <text:p text:style-name="P5">박승렬</text:p>
          </table:table-cell>
          <table:table-cell table:style-name="표1.A1" table:number-columns-spanned="3" office:value-type="string">
            <text:p text:style-name="P12">로그인 및 회원가입,내정보수정 </text:p>
          </table:table-cell>
          <table:covered-table-cell/>
          <table:covered-table-cell/>
        </table:table-row>
        <table:table-row table:style-name="표1.9">
          <table:covered-table-cell/>
          <table:table-cell table:style-name="표1.B10" office:value-type="string">
            <text:p text:style-name="P5">임근영</text:p>
          </table:table-cell>
          <table:table-cell table:style-name="표1.B10" table:number-columns-spanned="3" office:value-type="string">
            <text:p text:style-name="P12"><text:bookmark-start text:name="__DdeLink__2199_261562489"/>대<text:bookmark-end text:name="__DdeLink__2199_261562489"/>여 및 반납 기능,메인화면 </text:p>
          </table:table-cell>
          <table:covered-table-cell/>
          <table:covered-table-cell/>
        </table:table-row>
        <table:table-row table:style-name="표1.9">
          <table:covered-table-cell/>
          <table:table-cell table:style-name="표1.B10" office:value-type="string">
            <text:p text:style-name="P5">최명석</text:p>
          </table:table-cell>
          <table:table-cell table:style-name="표1.B10" table:number-columns-spanned="3" office:value-type="string">
            <text:p text:style-name="P12">조회기능,추천도서,기증기능 <text:s/></text:p>
          </table:table-cell>
          <table:covered-table-cell/>
          <table:covered-table-cell/>
        </table:table-row>
        <table:table-row table:style-name="표1.12">
          <table:table-cell table:style-name="표1.A1" office:value-type="string">
            <text:p text:style-name="P9">개발환경</text:p>
          </table:table-cell>
          <table:table-cell table:style-name="표1.A1" table:number-columns-spanned="4" office:value-type="string">
            <text:p text:style-name="P21"><text:span text:style-name="T4">OS : Ubuntu 18.04 Linux / </text:span><text:span text:style-name="T5">Visual Studio Code Pychram/</text:span><text:span text:style-name="T6">Sqlite3</text:span></text:p>
            <text:p text:style-name="P15">Language : Python 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9">일정표</text:p>
          </table:table-cell>
          <table:table-cell table:style-name="표1.A1" table:number-rows-spanned="2" table:number-columns-spanned="4" office:value-type="string">
            <text:p text:style-name="P7">별도 첨부</text:p>
          </table:table-cell>
          <table:covered-table-cell/>
          <table:covered-table-cell/>
          <table:covered-table-cell/>
        </table:table-row>
        <table:table-row table:style-name="표1.14">
          <table:covered-table-cell/>
          <table:covered-table-cell/>
          <table:covered-table-cell/>
          <table:covered-table-cell/>
          <table:covered-table-cell/>
        </table:table-row>
        <table:table-row table:style-name="표1.15">
          <table:table-cell table:style-name="표1.A1" table:number-rows-spanned="3" office:value-type="string">
            <text:p text:style-name="P9"/>
            <text:p text:style-name="P9">후기</text:p>
          </table:table-cell>
          <table:table-cell table:style-name="표1.A1" office:value-type="string">
            <text:p text:style-name="P18">박승렬</text:p>
          </table:table-cell>
          <table:table-cell table:style-name="표1.A1" table:number-columns-spanned="3" office:value-type="string">
            <text:p text:style-name="P23"><text:span text:style-name="T10">2</text:span><text:span text:style-name="T11">차에선 추가 구현을 욕심내어 하고자 했지만 현재 맡은 것도 버거워하여 팀원들의 배려로 기존 구현에 집중할 수 있었다 팀 프로젝트 처음으로 온전한 내 코드를 취합본에 쓰였기에 다행으로 생각되고 발판삼아 발전해 나갈 수 있을것으로 생각된다 남은 시간동안 못해봤던 것들과 우리팀 코드 분석을 이해하고 이후 적용토록 해야겠다</text:span><text:span text:style-name="T10">.</text:span></text:p>
          </table:table-cell>
          <table:covered-table-cell/>
          <table:covered-table-cell/>
        </table:table-row>
        <table:table-row table:style-name="표1.15">
          <table:covered-table-cell/>
          <table:table-cell table:style-name="표1.B10" office:value-type="string">
            <text:p text:style-name="P18">임근영</text:p>
          </table:table-cell>
          <table:table-cell table:style-name="표1.B10" table:number-columns-spanned="3" office:value-type="string">
            <text:p text:style-name="P22">db를 코드에 적용해 본 것이 처음이었는데 제 생각보다 어려움보다는 장점을 더 많이 느꼈습니다 특히 많은 양의 데이터를 정돈되게 볼 수 있어 좋았고 코드를 짜는것도 오히려 쉬워진 느낌이었습니다. 이번 프로젝트에서 조건이 많은 프로젝트의 코드를 짤때 if else문을 과하게 사용하는 경향을 느껴 다음 프로젝트 전까지 조건문의 사용을 줄일 수 있게 공부가 필요하겠습니다.다음 프로젝트에는 더 간결하고 가독성이 좋은 코드를 짜고싶습니다. </text:p>
          </table:table-cell>
          <table:covered-table-cell/>
          <table:covered-table-cell/>
        </table:table-row>
        <table:table-row table:style-name="표1.17">
          <table:covered-table-cell/>
          <table:table-cell table:style-name="표1.A1" office:value-type="string">
            <text:p text:style-name="P18">최명석</text:p>
          </table:table-cell>
          <table:table-cell table:style-name="표1.A1" table:number-columns-spanned="3" office:value-type="string">
            <text:p text:style-name="P20">db를 사용하는 첫 프로젝트여서 조금 신기하고 어려웠다. 하지만 좋은 팀원들과 잘 해결 할 수 있었다. 저번에 많이 참가하지 못 한부분이 미안했지만 이번엔 끝까지 다 참여할수있어서 다행이였다. 아직 파이썬이 익숙하지가 않아서 조금 더 공부를 해야겠다</text:p>
          </table:table-cell>
          <table:covered-table-cell/>
          <table:covered-table-cell/>
        </table:table-row>
        <table:table-row table:style-name="표1.1">
          <table:table-cell table:style-name="표1.A1" office:value-type="string">
            <text:p text:style-name="P9">비고</text:p>
          </table:table-cell>
          <table:table-cell table:style-name="표1.A1" office:value-type="string">
            <text:p text:style-name="P4"/>
          </table:table-cell>
          <table:table-cell table:style-name="표1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1" svg:font-family="Whitney, 'Apple SD Gothic Neo', NanumBarunGothic, '맑은  고딕', 'Malgun Gothic', Gulim, Dotum, 'Helvetica Neue', Helvetica, Arial, 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Mono" svg:font-family="'Liberation Mono'" style:font-family-generic="roman" style:font-pitch="variable"/>
    <style:font-face style:name="Noto Mono" svg:font-family="'Noto Mono'" style:font-family-generic="roman" style:font-pitch="variable"/>
    <style:font-face style:name="Whitney" svg:font-family="Whitney, 'Apple SD Gothic Ne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Mono1" svg:font-family="'Noto Mono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바탕" style:font-size-asian="10pt" style:language-asian="ko" style:country-asian="KR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lr-tb"/>
      <style:text-properties style:use-window-font-color="true" style:font-name="Arial" fo:font-size="11pt" fo:language="ko" fo:country="none" style:letter-kerning="false" style:font-name-asian="바탕" style:font-size-asian="10pt" style:language-asian="ko" style:country-asian="KR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cm" fo:margin-bottom="0.106cm" loext:contextual-spacing="false" fo:text-align="start" style:justify-single-word="false" fo:keep-together="always" fo:orphans="0" fo:widows="0" fo:keep-with-next="always" style:writing-mode="lr-tb"/>
      <style:text-properties fo:font-size="26pt" style:font-name-asian="Arial1" style:font-family-asian="Arial" style:font-family-generic-asian="system" style:font-pitch-asian="variable" style:font-size-asian="26pt" style:font-size-complex="26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false" fo:text-align="start" style:justify-single-word="false" fo:keep-together="always" fo:orphans="0" fo:widows="0" fo:keep-with-next="always" style:writing-mode="lr-tb"/>
      <style:text-properties fo:font-size="20pt" style:font-name-asian="Arial1" style:font-family-asian="Arial" style:font-family-generic-asian="system" style:font-pitch-asian="variable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text-align="start" style:justify-single-word="false" fo:keep-together="always" fo:orphans="0" fo:widows="0" fo:keep-with-next="always" style:writing-mode="lr-tb"/>
      <style:text-properties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false" fo:text-align="start" style:justify-single-word="false" fo:keep-together="always" fo:orphans="0" fo:widows="0" fo:keep-with-next="always" style:writing-mode="lr-tb"/>
      <style:text-properties fo:color="#434343" fo:font-size="14pt" style:font-name-asian="Arial1" style:font-family-asian="Arial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false" fo:text-align="start" style:justify-single-word="false" fo:keep-together="always" fo:orphans="0" fo:widows="0" fo:keep-with-next="always" style:writing-mode="lr-tb"/>
      <style:text-properties fo:color="#666666" fo:font-size="12pt" style:font-name-asian="Arial1" style:font-family-asian="Arial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false" fo:text-align="start" style:justify-single-word="false" fo:keep-together="always" fo:orphans="0" fo:widows="0" fo:keep-with-next="always" style:writing-mode="lr-tb"/>
      <style:text-properties fo:color="#666666" fo:font-size="11pt" style:font-name-asian="Arial1" style:font-family-asian="Arial" style:font-family-generic-asian="system" style:font-pitch-asian="variable" style:font-size-asian="11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false" fo:text-align="start" style:justify-single-word="false" fo:keep-together="always" fo:orphans="0" fo:widows="0" fo:keep-with-next="always" style:writing-mode="lr-tb"/>
      <style:text-properties fo:color="#666666" fo:font-size="11pt" fo:font-style="italic" style:font-name-asian="Arial1" style:font-family-asian="Arial" style:font-family-generic-asian="system" style:font-pitch-asian="variable" style:font-size-asian="11pt" style:font-style-asian="italic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LO-normal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Noto Sans Mono CJK JP" style:font-family-asian="'Noto Sans Mono CJK JP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ko" fo:country="none" style:letter-kerning="false" style:font-name-asian="Arial1" style:font-family-asian="Arial" style:font-family-generic-asian="system" style:font-pitch-asian="variable" style:font-size-asian="11pt" style:language-asian="ko" style:country-asian="KR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fo:font-weight="bold" style:font-weight-asian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 style:font-weight-asian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 style:font-weight-asian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 style:font-weight-asian="bold"/>
    </style:style>
    <style:style style:name="ListLabel_20_38" style:display-name="ListLabel 38" style:family="text">
      <style:text-properties style:font-name="Arial" fo:font-family="Arial" style:font-family-generic="roman" style:font-pitch="variable" fo:font-size="11pt" style:text-underline-style="none" fo:font-weight="normal" style:font-size-asian="11pt" style:font-weight-asian="normal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 style:font-weight-asian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 fo:font-weight="bold" style:font-size-asian="10pt" style:font-weight-asian="bold"/>
    </style:style>
    <style:style style:name="ListLabel_20_65" style:display-name="ListLabel 65" style:family="text">
      <style:text-properties fo:font-size="10pt" style:text-underline-style="none" style:font-size-asian="10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 style:font-weight-asian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.249cm" fo:margin-right="0cm" fo:text-indent="0cm" style:auto-text-indent="false"/>
      <style:text-properties fo:color="#00000a" style:font-name="Arial Unicode MS" fo:font-size="8pt" style:font-name-asian="Arial Unicode MS1" style:font-size-asian="8pt" style:font-name-complex="Arial Unicode MS1" style:font-size-complex="8pt"/>
    </style:style>
    <style:style style:name="M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02:07:00</meta:creation-date>
    <dc:language>ko-KR</dc:language>
    <dc:date>2022-06-03T14:07:46.789560657</dc:date>
    <meta:editing-cycles>81</meta:editing-cycles>
    <meta:editing-duration>PT4H26M11S</meta:editing-duration>
    <meta:generator>LibreOffice/6.0.7.3$Linux_X86_64 LibreOffice_project/00m0$Build-3</meta:generator>
    <meta:document-statistic meta:table-count="1" meta:image-count="0" meta:object-count="0" meta:page-count="2" meta:paragraph-count="39" meta:word-count="663" meta:character-count="937" meta:non-whitespace-character-count="7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